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Entity <text:s text:c="1"/>Manager JPA</text:p>
      <text:p text:style-name="Normal"/>
      <text:p text:style-name="Normal">Para que una clase de entidad pueda ser persistida hay que llamar a la api JPA, a traves de ella se hacen las operaciones.</text:p>
      <text:p text:style-name="Normal"/>
      <text:p text:style-name="Normal">EntityManagerFactory: es una interfaz, su implementación, la que ejecuta el trabajo de persistencia y sincronizacion con la base de datos.</text:p>
      <text:p text:style-name="Normal"/>
      <text:p text:style-name="Normal">La clase de entidad es una clase normal de java, la cual al vincularse con el entity manager se persiste en la base de datos</text:p>
      <text:p text:style-name="Normal"/>
      <text:p text:style-name="Normal">EntityManagerFactory: este objeto se asocia con un provedor jpa, por ejemplo HIBERNATE.</text:p>
      <text:p text:style-name="Normal"/>
      <text:p text:style-name="Normal">PersistenceUnit: hace la configuracion del hibernate usando el archivo persistence.xml define la forma de comunicarse con la base de datos, las clases de entidad y si se va a utilziar jpa para las operaciones.</text:p>
      <text:p text:style-name="Normal"/>
      <text:p text:style-name="Normal">Los objetos Entity: conforman el persistenceContext.</text:p>
      <text:p text:style-name="Normal"/>
      <text:p text:style-name="Normal">Configurar la unidad de persistencia.</text:p>
      <text:p text:style-name="Normal"/>
      <text:p text:style-name="Normal">Persistence-unit: <text:s text:c="1"/></text:p>
      <text:p text:style-name="Normal"><text:tab/>name: indica el nombre de la unidad de persistencia<text:tab/><text:tab/>es el nombre que usaremos en java al momento de <text:tab/><text:tab/>utilziar el entity manager factory</text:p>
      <text:p text:style-name="Normal"><text:tab/>transaction-type: especifica el tipo de <text:tab/><text:tab/><text:tab/><text:s text:c="11"/>transaccionalidad que se va a usar</text:p>
      <text:p text:style-name="Normal">clases de entidad:</text:p>
      <text:p text:style-name="Normal"><text:tab/>properties: datos de conexion a la base de datos</text:p>
      <text:p text:style-name="Normal"><text:tab/>si usamos JTA los datos no van a estar aca, sino en el</text:p>
      <text:p text:style-name="Normal">  <text:tab/>servidor de aplciaciones.<text:s text:c="1"/>servidor de aplciaciones.</text:p>
      <text:p text:style-name="Normal"/>
      <text:p text:style-name="Normal">@Stateless es un EJB.</text:p>
      <text:p text:style-name="Normal"> @PersistencContext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